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026cm" svg:stroke-color="#000000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26cm" svg:stroke-color="#000000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02cm" svg:stroke-color="#000000" draw:marker-end="msArrowEnd_20_5" draw:marker-end-width="0.30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svg:stroke-width="0.076cm" draw:marker-start-width="0.314cm" draw:marker-end="Arrow" draw:marker-end-width="0.414cm" draw:textarea-horizontal-align="center" draw:textarea-vertical-align="middle" fo:padding-top="0.163cm" fo:padding-bottom="0.163cm" fo:padding-left="0.288cm" fo:padding-right="0.288cm"/>
    </style:style>
    <style:style style:name="gr9" style:family="graphic" style:parent-style-name="standard" style:list-style-name="L1">
      <style:graphic-properties draw:stroke="solid" svg:stroke-width="0.026cm" svg:stroke-color="#000000" draw:stroke-linejoin="round" draw:fill="solid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13" style:family="graphic" style:parent-style-name="standard">
      <style:graphic-properties draw:stroke="dash" draw:stroke-dash="Ultrafine_20_Dashed" svg:stroke-width="0.102cm" svg:stroke-color="#000000" draw:marker-end="msArrowEnd_20_5" draw:marker-end-width="0.30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5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solid" svg:stroke-width="0.026cm" svg:stroke-color="#000000" draw:stroke-linejoin="round" draw:fill="solid" draw:fill-color="#e6e6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textarea-horizontal-align="center" draw:textarea-vertical-align="middle" draw:auto-grow-height="true" draw:auto-grow-width="false" fo:min-height="12.32cm" fo:min-width="0cm" fo:padding-top="0.127cm" fo:padding-bottom="0.127cm" fo:padding-left="0.254cm" fo:padding-right="0.254cm" fo:wrap-option="no-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  <style:text-properties fo:font-size="26.5pt"/>
    </style:style>
    <style:style style:name="P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6.5pt"/>
    </style:style>
    <style:style style:name="P4" style:family="paragraph">
      <style:paragraph-properties fo:margin-left="0.948cm" fo:margin-right="0cm" fo:margin-top="0.282cm" fo:margin-bottom="0cm" fo:text-indent="-0.948cm" style:punctuation-wrap="hanging" style:line-break="strict"/>
      <style:text-properties fo:font-size="26.5pt"/>
    </style:style>
    <style:style style:name="P5" style:family="paragraph">
      <style:paragraph-properties fo:margin-left="0.948cm" fo:margin-right="0cm" fo:margin-top="0.282cm" fo:margin-bottom="0cm" fo:text-indent="-0.948cm" style:punctuation-wrap="hanging" style:line-break="strict" style:writing-mode="lr-tb" style:font-independent-line-spacing="true"/>
      <style:text-properties fo:font-size="26.5pt"/>
    </style:style>
    <style:style style:name="P6" style:family="paragraph">
      <style:paragraph-properties fo:margin-left="0cm" fo:margin-right="0cm" fo:text-align="end" fo:text-indent="0cm" style:punctuation-wrap="hanging" style:line-break="strict"/>
      <style:text-properties fo:font-size="26.5pt"/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6.5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/>
      <style:text-properties fo:font-size="26.3999996185303pt"/>
    </style:style>
    <style:style style:name="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6.3999996185303pt"/>
    </style:style>
    <style:style style:name="P12" style:family="paragraph">
      <style:paragraph-properties fo:margin-left="0cm" fo:margin-right="0cm" fo:margin-top="0.158cm" fo:margin-bottom="0cm" fo:text-indent="0cm"/>
      <style:text-properties fo:font-size="13.1999998092651pt"/>
    </style:style>
    <style:style style:name="P13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3.1999998092651pt"/>
    </style:style>
    <style:style style:name="P14" style:family="paragraph">
      <style:paragraph-properties fo:margin-left="0cm" fo:margin-right="0cm" fo:text-align="end" fo:text-indent="0cm" style:punctuation-wrap="hanging" style:line-break="strict"/>
      <style:text-properties fo:font-size="26.3999996185303pt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6.3999996185303pt"/>
    </style:style>
    <style:style style:name="T1" style:family="text">
      <style:text-properties fo:color="#000000" fo:font-size="20pt" fo:language="en" fo:country="US" style:font-size-asian="20pt" style:font-size-complex="20pt"/>
    </style:style>
    <style:style style:name="T2" style:family="text">
      <style:text-properties fo:color="#000000" fo:font-size="18pt" fo:language="en" fo:country="US" style:font-size-asian="18pt" style:font-size-complex="18pt"/>
    </style:style>
    <style:style style:name="T3" style:family="text">
      <style:text-properties fo:color="#ff0000" fo:language="en" fo:country="US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family="Calibri" style:font-pitch="variable" fo:font-size="12pt" fo:language="en" fo:country="US" style:font-size-asian="12pt" style:font-size-complex="12pt"/>
    </style:style>
    <style:style style:name="T6" style:family="text">
      <style:text-properties fo:language="en" fo:country="US"/>
    </style:style>
    <style:style style:name="T7" style:family="text">
      <style:text-properties fo:color="#000000" fo:font-size="12pt" fo:language="en" fo:country="US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rmal Definition of Regression Testing" draw:style-name="dp1" draw:master-page-name="Default" presentation:use-date-time-name="dtd1">
        <office:forms form:automatic-focus="false" form:apply-design-mode="false"/>
        <draw:custom-shape draw:name="Text Box 1" draw:style-name="gr1" draw:text-style-name="P1" draw:layer="layout" svg:width="26.6cm" svg:height="3.5cm" svg:x="0.7cm" svg:y="0.7cm">
          <text:p/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3" draw:id="id1" draw:layer="layout" svg:width="4.9cm" svg:height="1.27cm" svg:x="2.72cm" svg:y="3.175cm">
          <text:list text:style-name="L1">
            <text:list-header>
              <text:p text:style-name="P2"><text:span text:style-name="T1">Policy P</text:span></text:p>
            </text:list-header>
            <text:list-item>
              <text:p text:style-name="P2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 Box 7" draw:style-name="gr3" draw:text-style-name="P3" draw:id="id2" draw:layer="layout" svg:width="13.335cm" svg:height="1.27cm" svg:x="6.985cm" svg:y="0.635cm">
          <text:list text:style-name="L1">
            <text:list-header>
              <text:p text:style-name="P2"><text:span text:style-name="T1">Policy-based Software Application</text:span></text:p>
              <text:p text:style-name="P2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9" draw:style-name="gr4" draw:text-style-name="P3" draw:id="id3" draw:layer="layout" svg:width="4.445cm" svg:height="4.07cm" svg:x="2.787cm" svg:y="9.242cm">
          <text:list text:style-name="L1">
            <text:list-header>
              <text:p text:style-name="P2"><text:span text:style-name="T2"/></text:p>
            </text:list-header>
            <text:list-item>
              <text:p text:style-name="P2"><text:span text:style-name="T2"/></text:p>
            </text:list-item>
            <text:list-item>
              <text:p text:style-name="P2"><text:span text:style-name="T2"/></text:p>
            </text:list-item>
            <text:list-item>
              <text:p text:style-name="P2"><text:span text:style-name="T2">T</text:span></text:p>
            </text:list-item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Text Box 16" draw:style-name="gr5" draw:text-style-name="P5" draw:id="id4" draw:layer="layout" svg:width="15.4cm" svg:height="1.989cm" svg:x="12.833cm" svg:y="14.344cm">
          <text:list text:style-name="L2">
            <text:list-header>
              <text:p text:style-name="P4"><text:span text:style-name="T3">Regression test selection 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19" draw:style-name="gr6" draw:text-style-name="P7" draw:layer="layout" svg:width="1.123cm" svg:height="1.117cm" svg:x="26.478cm" svg:y="19.624cm">
          <text:list text:style-name="L3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7" draw:text-style-name="P8" draw:layer="layout" svg:x1="5.08cm" svg:y1="8.89cm" svg:x2="5.08cm" svg:y2="4.445cm">
          <text:p/>
        </draw:line>
        <draw:line draw:style-name="gr8" draw:text-style-name="P9" draw:layer="layout" svg:x1="8.255cm" svg:y1="3.81cm" svg:x2="19.685cm" svg:y2="3.81cm">
          <text:p/>
        </draw:line>
        <draw:custom-shape draw:name="Text Box 3" draw:style-name="gr9" draw:text-style-name="P3" draw:layer="layout" svg:width="4.9cm" svg:height="1.27cm" svg:x="20.32cm" svg:y="3.175cm">
          <text:list text:style-name="L1">
            <text:list-header>
              <text:p text:style-name="P2"><text:span text:style-name="T1">Policy P'</text:span></text:p>
            </text:list-header>
            <text:list-item>
              <text:p text:style-name="P2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0" draw:layer="layout" svg:width="5.715cm" svg:height="0.962cm" svg:x="11.43cm" svg:y="4.118cm">
          <draw:text-box>
            <text:p>Policy Changes</text:p>
          </draw:text-box>
        </draw:frame>
        <draw:line draw:style-name="gr11" draw:text-style-name="P9" draw:layer="layout" svg:x1="1.27cm" svg:y1="5.715cm" svg:x2="26.67cm" svg:y2="5.715cm">
          <text:p/>
        </draw:line>
        <draw:line draw:style-name="gr11" draw:text-style-name="P9" draw:layer="layout" svg:x1="1.27cm" svg:y1="13.97cm" svg:x2="26.67cm" svg:y2="13.97cm">
          <text:p/>
        </draw:line>
        <draw:frame draw:style-name="gr12" draw:layer="layout" svg:width="5.715cm" svg:height="3.175cm" svg:x="11.43cm" svg:y="12.7cm">
          <draw:text-box>
            <text:p>Test Selection</text:p>
          </draw:text-box>
        </draw:frame>
        <draw:frame draw:style-name="gr10" draw:layer="layout" svg:width="5.715cm" svg:height="1.673cm" svg:x="10.795cm" svg:y="19.333cm">
          <draw:text-box>
            <text:p>Test Augmentation</text:p>
          </draw:text-box>
        </draw:frame>
        <draw:line draw:name="Line 11" draw:style-name="gr13" draw:text-style-name="P8" draw:layer="layout" svg:x1="5.08cm" svg:y1="3.175cm" svg:x2="11.43cm" svg:y2="1.905cm">
          <text:p/>
        </draw:line>
        <draw:line draw:name="Line 11" draw:style-name="gr13" draw:text-style-name="P8" draw:layer="layout" svg:x1="22.86cm" svg:y1="3.175cm" svg:x2="15.875cm" svg:y2="1.905cm">
          <text:p/>
        </draw:line>
        <draw:line draw:name="Line 11" draw:style-name="gr7" draw:text-style-name="P8" draw:layer="layout" svg:x1="22.86cm" svg:y1="8.89cm" svg:x2="22.86cm" svg:y2="4.445cm">
          <text:p/>
        </draw:line>
        <draw:custom-shape draw:name="AutoShape 9" draw:style-name="gr14" draw:text-style-name="P3" draw:layer="layout" svg:width="2.54cm" svg:height="2.8cm" svg:x="21.59cm" svg:y="9.265cm">
          <text:list text:style-name="L1">
            <text:list-header>
              <text:p text:style-name="P2"><text:span text:style-name="T2">T'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AutoShape 9" draw:style-name="gr15" draw:text-style-name="P3" draw:layer="layout" svg:width="3.175cm" svg:height="2.8cm" svg:x="24.13cm" svg:y="15.615cm">
          <text:list text:style-name="L1">
            <text:list-header>
              <text:p text:style-name="P2"><text:span text:style-name="T2">T''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AutoShape 9" draw:style-name="gr16" draw:text-style-name="P3" draw:layer="layout" svg:width="1.905cm" svg:height="1.905cm" svg:x="3.175cm" svg:y="10.16cm">
          <text:list text:style-name="L1">
            <text:list-header>
              <text:p text:style-name="P2"><text:span text:style-name="T2">T'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AutoShape 9" draw:style-name="gr17" draw:text-style-name="P3" draw:layer="layout" svg:width="3.175cm" svg:height="2.8cm" svg:x="18.415cm" svg:y="15.875cm">
          <text:list text:style-name="L1">
            <text:list-header>
              <text:p text:style-name="P2"><text:span text:style-name="T2">T'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8" draw:layer="layout" svg:width="1.27cm" svg:height="1.27cm" svg:x="22.225cm" svg:y="16.51cm">
          <draw:text-box>
            <text:p>+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19" draw:text-style-name="P11" draw:layer="layout" svg:width="9.355cm" svg:height="1.397cm" svg:x="12.23cm" svg:y="-0.001cm">
            <text:list text:style-name="L4">
              <text:list-header>
                <text:p text:style-name="P10"><text:span text:style-name="T5">11/03/0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0" draw:text-style-name="P11" draw:layer="layout" svg:width="9.356cm" svg:height="1.397cm" svg:x="12.229cm" svg:y="26.538cm">
            <text:list text:style-name="L4">
              <text:list-header>
                <text:p text:style-name="P10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1" draw:text-style-name="P1" draw:layer="layout" svg:width="14.393cm" svg:height="10.477cm" svg:x="3.598cm" svg:y="2.09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3" draw:layer="layout" svg:width="17.272cm" svg:height="12.574cm" svg:x="2.158cm" svg:y="13.271cm" presentation:class="notes" presentation:user-transformed="true">
            <draw:text-box>
              <text:list text:style-name="L5">
                <text:list-header>
                  <text:p text:style-name="P12"><text:span text:style-name="T6">Lori - Maybe add that T’’’ is T’’ plus T’ tests <text:s/>(selected reused tests plus new tests)</text:span></text:p>
                </text:list-header>
              </text:list>
            </draw:text-box>
          </draw:frame>
          <draw:custom-shape draw:name="Text Box 3" draw:style-name="gr22" draw:text-style-name="P15" draw:layer="layout" svg:width="9.355cm" svg:height="1.397cm" svg:x="12.229cm" svg:y="26.538cm">
            <text:list text:style-name="L1">
              <text:list-header>
                <text:p text:style-name="P1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306 306" svg:d="m153 0 153 306h-30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12-07T14:40:39</meta:creation-date>
    <meta:editing-duration>PT01H09M43S</meta:editing-duration>
    <meta:editing-cycles>10</meta:editing-cycles>
    <dc:date>2011-12-07T16:19:29</dc:date>
    <dc:creator>elkateb </dc:creator>
    <meta:generator>OpenOffice.org/3.2$Linux OpenOffice.org_project/320m19$Build-9505</meta:generator>
    <meta:document-statistic meta:object-count="48"/>
  </office:meta>
</office:document-meta>
</file>